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X</text:p>
          </table:table-cell>
          <table:table-cell table:style-name="Default"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C$2]*[.A2]*[.A2]*(3*[.$E$2]-[.A2])/6/[.$D$2]/[.$G$2]" office:value-type="float" office:value="0">
            <text:p>0,00E+000</text:p>
          </table:table-cell>
          <table:table-cell office:value-type="float" office:value="10">
            <text:p>10</text:p>
          </table:table-cell>
          <table:table-cell table:style-name="ce1" office:value-type="float" office:value="200000000000">
            <text:p>2,00E+011</text:p>
          </table:table-cell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formula="of:=[.F2]*[.F2]*[.F2]*[.F2]/12" office:value-type="float" office:value="0.000325520833333333">
            <text:p>0,0003255208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[.$C$2]*[.A3]*[.A3]*(3*[.$E$2]-[.A3])/6/[.$D$2]/[.$G$2]" office:value-type="float" office:value="0.0000001888">
            <text:p>1,89E-00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[.$C$2]*[.A4]*[.A4]*(3*[.$E$2]-[.A4])/6/[.$D$2]/[.$G$2]" office:value-type="float" office:value="0.0000007424">
            <text:p>7,42E-007</text:p>
          </table:table-cell>
          <table:table-cell table:number-columns-repeated="5"/>
        </table:table-row>
        <table:table-row table:style-name="ro1">
          <table:table-cell office:value-type="float" office:value="1.5">
            <text:p>1,5</text:p>
          </table:table-cell>
          <table:table-cell table:formula="of:=[.$C$2]*[.A5]*[.A5]*(3*[.$E$2]-[.A5])/6/[.$D$2]/[.$G$2]" office:value-type="float" office:value="0.0000016416">
            <text:p>1,64E-00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[.$C$2]*[.A6]*[.A6]*(3*[.$E$2]-[.A6])/6/[.$D$2]/[.$G$2]" office:value-type="float" office:value="0.0000028672">
            <text:p>2,87E-006</text:p>
          </table:table-cell>
          <table:table-cell table:number-columns-repeated="5"/>
        </table:table-row>
        <table:table-row table:style-name="ro1">
          <table:table-cell office:value-type="float" office:value="2.5">
            <text:p>2,5</text:p>
          </table:table-cell>
          <table:table-cell table:formula="of:=[.$C$2]*[.A7]*[.A7]*(3*[.$E$2]-[.A7])/6/[.$D$2]/[.$G$2]" office:value-type="float" office:value="0.0000044">
            <text:p>4,40E-006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[.$C$2]*[.A8]*[.A8]*(3*[.$E$2]-[.A8])/6/[.$D$2]/[.$G$2]" office:value-type="float" office:value="0.0000062208">
            <text:p>6,22E-006</text:p>
          </table:table-cell>
          <table:table-cell table:number-columns-repeated="5"/>
        </table:table-row>
        <table:table-row table:style-name="ro1">
          <table:table-cell office:value-type="float" office:value="3.5">
            <text:p>3,5</text:p>
          </table:table-cell>
          <table:table-cell table:formula="of:=[.$C$2]*[.A9]*[.A9]*(3*[.$E$2]-[.A9])/6/[.$D$2]/[.$G$2]" office:value-type="float" office:value="0.0000083104">
            <text:p>8,31E-006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[.$C$2]*[.A10]*[.A10]*(3*[.$E$2]-[.A10])/6/[.$D$2]/[.$G$2]" office:value-type="float" office:value="0.0000106496">
            <text:p>1,06E-005</text:p>
          </table:table-cell>
          <table:table-cell table:number-columns-repeated="5"/>
        </table:table-row>
        <table:table-row table:style-name="ro1">
          <table:table-cell office:value-type="float" office:value="4.5">
            <text:p>4,5</text:p>
          </table:table-cell>
          <table:table-cell table:formula="of:=[.$C$2]*[.A11]*[.A11]*(3*[.$E$2]-[.A11])/6/[.$D$2]/[.$G$2]" office:value-type="float" office:value="0.0000132192">
            <text:p>1,32E-00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[.$C$2]*[.A12]*[.A12]*(3*[.$E$2]-[.A12])/6/[.$D$2]/[.$G$2]" office:value-type="float" office:value="0.000016">
            <text:p>1,60E-005</text:p>
          </table:table-cell>
          <table:table-cell table:number-columns-repeated="5"/>
        </table:table-row>
        <table:table-row table:style-name="ro1">
          <table:table-cell office:value-type="float" office:value="5.5">
            <text:p>5,5</text:p>
          </table:table-cell>
          <table:table-cell table:formula="of:=[.$C$2]*[.A13]*[.A13]*(3*[.$E$2]-[.A13])/6/[.$D$2]/[.$G$2]" office:value-type="float" office:value="0.0000189728">
            <text:p>1,90E-00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[.$C$2]*[.A14]*[.A14]*(3*[.$E$2]-[.A14])/6/[.$D$2]/[.$G$2]" office:value-type="float" office:value="0.0000221184">
            <text:p>2,21E-005</text:p>
          </table:table-cell>
          <table:table-cell table:number-columns-repeated="5"/>
        </table:table-row>
        <table:table-row table:style-name="ro1">
          <table:table-cell office:value-type="float" office:value="6.5">
            <text:p>6,5</text:p>
          </table:table-cell>
          <table:table-cell table:formula="of:=[.$C$2]*[.A15]*[.A15]*(3*[.$E$2]-[.A15])/6/[.$D$2]/[.$G$2]" office:value-type="float" office:value="0.0000254176">
            <text:p>2,54E-00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[.$C$2]*[.A16]*[.A16]*(3*[.$E$2]-[.A16])/6/[.$D$2]/[.$G$2]" office:value-type="float" office:value="0.0000288512">
            <text:p>2,89E-005</text:p>
          </table:table-cell>
          <table:table-cell table:number-columns-repeated="5"/>
        </table:table-row>
        <table:table-row table:style-name="ro1">
          <table:table-cell office:value-type="float" office:value="7.5">
            <text:p>7,5</text:p>
          </table:table-cell>
          <table:table-cell table:formula="of:=[.$C$2]*[.A17]*[.A17]*(3*[.$E$2]-[.A17])/6/[.$D$2]/[.$G$2]" office:value-type="float" office:value="0.0000324">
            <text:p>3,24E-00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[.$C$2]*[.A18]*[.A18]*(3*[.$E$2]-[.A18])/6/[.$D$2]/[.$G$2]" office:value-type="float" office:value="0.0000360448">
            <text:p>3,60E-005</text:p>
          </table:table-cell>
          <table:table-cell table:number-columns-repeated="5"/>
        </table:table-row>
        <table:table-row table:style-name="ro1">
          <table:table-cell office:value-type="float" office:value="8.5">
            <text:p>8,5</text:p>
          </table:table-cell>
          <table:table-cell table:formula="of:=[.$C$2]*[.A19]*[.A19]*(3*[.$E$2]-[.A19])/6/[.$D$2]/[.$G$2]" office:value-type="float" office:value="0.0000397664">
            <text:p>3,98E-00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[.$C$2]*[.A20]*[.A20]*(3*[.$E$2]-[.A20])/6/[.$D$2]/[.$G$2]" office:value-type="float" office:value="0.0000435456">
            <text:p>4,35E-005</text:p>
          </table:table-cell>
          <table:table-cell table:number-columns-repeated="5"/>
        </table:table-row>
        <table:table-row table:style-name="ro1">
          <table:table-cell office:value-type="float" office:value="9.5">
            <text:p>9,5</text:p>
          </table:table-cell>
          <table:table-cell table:formula="of:=[.$C$2]*[.A21]*[.A21]*(3*[.$E$2]-[.A21])/6/[.$D$2]/[.$G$2]" office:value-type="float" office:value="0.0000473632">
            <text:p>4,74E-005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[.$C$2]*[.A22]*[.A22]*(3*[.$E$2]-[.A22])/6/[.$D$2]/[.$G$2]" office:value-type="float" office:value="0.0000512">
            <text:p>5,12E-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.00.0000</text:date>, <text:time style:data-style-name="N2" text:time-value="0000-00-00T22:21: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21:53:33</meta:creation-date>
    <dc:date>2013-11-10T11:04:07</dc:date>
    <meta:editing-duration>P1DT11H51M22S</meta:editing-duration>
    <meta:editing-cycles>4</meta:editing-cycles>
    <meta:generator>LibreOffice/3.6$Linux_X86_64 LibreOffice_project/360m1$Build-2</meta:generator>
    <meta:document-statistic meta:table-count="1" meta:cell-count="54" meta:object-count="0"/>
  </office:meta>
</office:document-meta>
</file>